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9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2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3" table:default-cell-style-name="Default"/>
        <table:table-row table:style-name="ro1" table:number-rows-repeated="3">
          <table:table-cell table:style-name="Default" table:number-columns-repeated="13"/>
          <table:table-cell table:number-columns-repeated="36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20Days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40Days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60Days</text:p>
          </table:table-cell>
          <table:covered-table-cell table:number-columns-repeated="3" table:style-name="ce2"/>
          <table:table-cell table:number-columns-repeated="36"/>
        </table:table-row>
        <table:table-row table:style-name="ro1">
          <table:table-cell table:style-name="ce1"/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Worst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Worst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Worst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D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</text:p>
          </table:table-cell>
          <table:table-cell table:number-columns-repeated="2" office:value-type="float" office:value="20.2646" calcext:value-type="float">
            <text:p>20.265</text:p>
          </table:table-cell>
          <table:table-cell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2816" calcext:value-type="float">
            <text:p>40.282</text:p>
          </table:table-cell>
          <table:table-cell office:value-type="float" office:value="40.08663" calcext:value-type="float">
            <text:p>40.087</text:p>
          </table:table-cell>
          <table:table-cell office:value-type="float" office:value="0.0653827201942516" calcext:value-type="float">
            <text:p>0.065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2789" calcext:value-type="float">
            <text:p>60.279</text:p>
          </table:table-cell>
          <table:table-cell office:value-type="float" office:value="59.8950533333333" calcext:value-type="float">
            <text:p>59.895</text:p>
          </table:table-cell>
          <table:table-cell office:value-type="float" office:value="0.183917381330735" calcext:value-type="float">
            <text:p>0.184</text:p>
          </table:table-cell>
          <table:table-cell/>
          <table:table-cell table:style-name="ce2" office:value-type="string" calcext:value-type="string">
            <text:p>Alg1</text:p>
          </table:table-cell>
          <table:table-cell table:style-name="ce1" office:value-type="string" calcext:value-type="string">
            <text:p>BNP_PairBasedCrossover_20Days_0.5_all</text:p>
          </table:table-cell>
          <table:table-cell table:number-columns-repeated="12"/>
          <table:table-cell table:style-name="ce4"/>
          <table:table-cell table:number-columns-repeated="3"/>
          <table:table-cell table:style-name="ce4"/>
          <table:table-cell table:number-columns-repeated="11"/>
          <table:table-cell table:style-name="ce4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Alg2</text:p>
          </table:table-cell>
          <table:table-cell table:number-columns-repeated="2" office:value-type="float" office:value="20.2646" calcext:value-type="float">
            <text:p>20.265</text:p>
          </table:table-cell>
          <table:table-cell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4265" calcext:value-type="float">
            <text:p>40.427</text:p>
          </table:table-cell>
          <table:table-cell office:value-type="float" office:value="40.14058" calcext:value-type="float">
            <text:p>40.141</text:p>
          </table:table-cell>
          <table:table-cell office:value-type="float" office:value="0.123781922212681" calcext:value-type="float">
            <text:p>0.124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3374" calcext:value-type="float">
            <text:p>60.337</text:p>
          </table:table-cell>
          <table:table-cell office:value-type="float" office:value="59.9869966666667" calcext:value-type="float">
            <text:p>59.987</text:p>
          </table:table-cell>
          <table:table-cell office:value-type="float" office:value="0.179483205311496" calcext:value-type="float">
            <text:p>0.179</text:p>
          </table:table-cell>
          <table:table-cell/>
          <table:table-cell table:style-name="ce2" office:value-type="string" calcext:value-type="string">
            <text:p>Alg2</text:p>
          </table:table-cell>
          <table:table-cell table:style-name="ce1" office:value-type="string" calcext:value-type="string">
            <text:p>BNP_Uniform_20Days_0.5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3</text:p>
          </table:table-cell>
          <table:table-cell office:value-type="float" office:value="20.2646" calcext:value-type="float">
            <text:p>20.265</text:p>
          </table:table-cell>
          <table:table-cell office:value-type="float" office:value="20.4596" calcext:value-type="float">
            <text:p>20.460</text:p>
          </table:table-cell>
          <table:table-cell office:value-type="float" office:value="20.2804033333333" calcext:value-type="float">
            <text:p>20.280</text:p>
          </table:table-cell>
          <table:table-cell office:value-type="float" office:value="0.0502097101056042" calcext:value-type="float">
            <text:p>0.050</text:p>
          </table:table-cell>
          <table:table-cell office:value-type="float" office:value="40.0671" calcext:value-type="float">
            <text:p>40.067</text:p>
          </table:table-cell>
          <table:table-cell office:value-type="float" office:value="40.4341" calcext:value-type="float">
            <text:p>40.434</text:p>
          </table:table-cell>
          <table:table-cell office:value-type="float" office:value="40.3378" calcext:value-type="float">
            <text:p>40.338</text:p>
          </table:table-cell>
          <table:table-cell office:value-type="float" office:value="0.106640827078562" calcext:value-type="float">
            <text:p>0.107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0558" calcext:value-type="float">
            <text:p>60.056</text:p>
          </table:table-cell>
          <table:table-cell office:value-type="float" office:value="59.8371966666667" calcext:value-type="float">
            <text:p>59.837</text:p>
          </table:table-cell>
          <table:table-cell office:value-type="float" office:value="0.12595830654978" calcext:value-type="float">
            <text:p>0.126</text:p>
          </table:table-cell>
          <table:table-cell/>
          <table:table-cell table:style-name="ce2" office:value-type="string" calcext:value-type="string">
            <text:p>Alg3</text:p>
          </table:table-cell>
          <table:table-cell table:style-name="ce1" office:value-type="string" calcext:value-type="string">
            <text:p>CDRW_PairBasedCrossover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4</text:p>
          </table:table-cell>
          <table:table-cell office:value-type="float" office:value="20.2646" calcext:value-type="float">
            <text:p>20.265</text:p>
          </table:table-cell>
          <table:table-cell office:value-type="float" office:value="20.4516" calcext:value-type="float">
            <text:p>20.452</text:p>
          </table:table-cell>
          <table:table-cell office:value-type="float" office:value="20.28815" calcext:value-type="float">
            <text:p>20.288</text:p>
          </table:table-cell>
          <table:table-cell office:value-type="float" office:value="0.0509032988452936" calcext:value-type="float">
            <text:p>0.051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5604" calcext:value-type="float">
            <text:p>40.560</text:p>
          </table:table-cell>
          <table:table-cell office:value-type="float" office:value="40.25967" calcext:value-type="float">
            <text:p>40.260</text:p>
          </table:table-cell>
          <table:table-cell office:value-type="float" office:value="0.161546406438933" calcext:value-type="float">
            <text:p>0.162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6723" calcext:value-type="float">
            <text:p>60.672</text:p>
          </table:table-cell>
          <table:table-cell office:value-type="float" office:value="60.10994" calcext:value-type="float">
            <text:p>60.110</text:p>
          </table:table-cell>
          <table:table-cell office:value-type="float" office:value="0.258341038938841" calcext:value-type="float">
            <text:p>0.258</text:p>
          </table:table-cell>
          <table:table-cell/>
          <table:table-cell table:style-name="ce2" office:value-type="string" calcext:value-type="string">
            <text:p>Alg4</text:p>
          </table:table-cell>
          <table:table-cell table:style-name="ce1" office:value-type="string" calcext:value-type="string">
            <text:p>CDRW_Uniform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5</text:p>
          </table:table-cell>
          <table:table-cell office:value-type="float" office:value="20.2646" calcext:value-type="float">
            <text:p>20.265</text:p>
          </table:table-cell>
          <table:table-cell office:value-type="float" office:value="20.4596" calcext:value-type="float">
            <text:p>20.460</text:p>
          </table:table-cell>
          <table:table-cell office:value-type="float" office:value="20.2711" calcext:value-type="float">
            <text:p>20.271</text:p>
          </table:table-cell>
          <table:table-cell office:value-type="float" office:value="0.0350035712463737" calcext:value-type="float">
            <text:p>0.035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4265" calcext:value-type="float">
            <text:p>40.427</text:p>
          </table:table-cell>
          <table:table-cell office:value-type="float" office:value="40.2103966666667" calcext:value-type="float">
            <text:p>40.210</text:p>
          </table:table-cell>
          <table:table-cell office:value-type="float" office:value="0.142042173275716" calcext:value-type="float">
            <text:p>0.142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3654" calcext:value-type="float">
            <text:p>60.365</text:p>
          </table:table-cell>
          <table:table-cell office:value-type="float" office:value="59.8315966666667" calcext:value-type="float">
            <text:p>59.832</text:p>
          </table:table-cell>
          <table:table-cell office:value-type="float" office:value="0.167972097848289" calcext:value-type="float">
            <text:p>0.168</text:p>
          </table:table-cell>
          <table:table-cell/>
          <table:table-cell table:style-name="ce2" office:value-type="string" calcext:value-type="string">
            <text:p>Alg5</text:p>
          </table:table-cell>
          <table:table-cell table:style-name="ce1" office:value-type="string" calcext:value-type="string">
            <text:p>COMB_3_3_PairBasedCrossover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6</text:p>
          </table:table-cell>
          <table:table-cell office:value-type="float" office:value="20.2646" calcext:value-type="float">
            <text:p>20.265</text:p>
          </table:table-cell>
          <table:table-cell office:value-type="float" office:value="20.3047" calcext:value-type="float">
            <text:p>20.305</text:p>
          </table:table-cell>
          <table:table-cell office:value-type="float" office:value="20.2672733333333" calcext:value-type="float">
            <text:p>20.267</text:p>
          </table:table-cell>
          <table:table-cell office:value-type="float" office:value="0.0100026974139754" calcext:value-type="float">
            <text:p>0.010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5604" calcext:value-type="float">
            <text:p>40.560</text:p>
          </table:table-cell>
          <table:table-cell office:value-type="float" office:value="40.1844033333333" calcext:value-type="float">
            <text:p>40.184</text:p>
          </table:table-cell>
          <table:table-cell office:value-type="float" office:value="0.169165320487253" calcext:value-type="float">
            <text:p>0.169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9676" calcext:value-type="float">
            <text:p>60.968</text:p>
          </table:table-cell>
          <table:table-cell office:value-type="float" office:value="60.01725" calcext:value-type="float">
            <text:p>60.017</text:p>
          </table:table-cell>
          <table:table-cell office:value-type="float" office:value="0.270891177105001" calcext:value-type="float">
            <text:p>0.271</text:p>
          </table:table-cell>
          <table:table-cell/>
          <table:table-cell table:style-name="ce2" office:value-type="string" calcext:value-type="string">
            <text:p>Alg6</text:p>
          </table:table-cell>
          <table:table-cell table:style-name="ce1" office:value-type="string" calcext:value-type="string">
            <text:p>COMB_3_3_Uniform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7</text:p>
          </table:table-cell>
          <table:table-cell table:number-columns-repeated="2" office:value-type="float" office:value="20.2646" calcext:value-type="float">
            <text:p>20.265</text:p>
          </table:table-cell>
          <table:table-cell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office:value-type="float" office:value="40.0671" calcext:value-type="float">
            <text:p>40.067</text:p>
          </table:table-cell>
          <table:table-cell office:value-type="float" office:value="40.4265" calcext:value-type="float">
            <text:p>40.427</text:p>
          </table:table-cell>
          <table:table-cell office:value-type="float" office:value="40.1826333333333" calcext:value-type="float">
            <text:p>40.183</text:p>
          </table:table-cell>
          <table:table-cell office:value-type="float" office:value="0.145904099401701" calcext:value-type="float">
            <text:p>0.146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6456" calcext:value-type="float">
            <text:p>60.646</text:p>
          </table:table-cell>
          <table:table-cell office:value-type="float" office:value="59.9350066666667" calcext:value-type="float">
            <text:p>59.935</text:p>
          </table:table-cell>
          <table:table-cell office:value-type="float" office:value="0.253060107396554" calcext:value-type="float">
            <text:p>0.253</text:p>
          </table:table-cell>
          <table:table-cell/>
          <table:table-cell table:style-name="ce2" office:value-type="string" calcext:value-type="string">
            <text:p>Alg7</text:p>
          </table:table-cell>
          <table:table-cell table:style-name="ce1" office:value-type="string" calcext:value-type="string">
            <text:p>Crowding_5_PairBasedCrossover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8</text:p>
          </table:table-cell>
          <table:table-cell table:number-columns-repeated="2" office:value-type="float" office:value="20.2646" calcext:value-type="float">
            <text:p>20.265</text:p>
          </table:table-cell>
          <table:table-cell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office:value-type="float" office:value="40.0671" calcext:value-type="float">
            <text:p>40.067</text:p>
          </table:table-cell>
          <table:table-cell office:value-type="float" office:value="40.4768" calcext:value-type="float">
            <text:p>40.477</text:p>
          </table:table-cell>
          <table:table-cell office:value-type="float" office:value="40.2400033333333" calcext:value-type="float">
            <text:p>40.240</text:p>
          </table:table-cell>
          <table:table-cell office:value-type="float" office:value="0.151628347137186" calcext:value-type="float">
            <text:p>0.152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1.3639" calcext:value-type="float">
            <text:p>61.364</text:p>
          </table:table-cell>
          <table:table-cell office:value-type="float" office:value="60.3558433333333" calcext:value-type="float">
            <text:p>60.356</text:p>
          </table:table-cell>
          <table:table-cell office:value-type="float" office:value="0.411289964772084" calcext:value-type="float">
            <text:p>0.411</text:p>
          </table:table-cell>
          <table:table-cell/>
          <table:table-cell table:style-name="ce2" office:value-type="string" calcext:value-type="string">
            <text:p>Alg8</text:p>
          </table:table-cell>
          <table:table-cell table:style-name="ce1" office:value-type="string" calcext:value-type="string">
            <text:p>Crowding_5_Uniform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9</text:p>
          </table:table-cell>
          <table:table-cell office:value-type="float" office:value="20.2646" calcext:value-type="float">
            <text:p>20.265</text:p>
          </table:table-cell>
          <table:table-cell office:value-type="float" office:value="20.4596" calcext:value-type="float">
            <text:p>20.460</text:p>
          </table:table-cell>
          <table:table-cell office:value-type="float" office:value="20.3126366666667" calcext:value-type="float">
            <text:p>20.313</text:p>
          </table:table-cell>
          <table:table-cell office:value-type="float" office:value="0.0818466390404762" calcext:value-type="float">
            <text:p>0.082</text:p>
          </table:table-cell>
          <table:table-cell office:value-type="float" office:value="40.0671" calcext:value-type="float">
            <text:p>40.067</text:p>
          </table:table-cell>
          <table:table-cell office:value-type="float" office:value="40.6375" calcext:value-type="float">
            <text:p>40.638</text:p>
          </table:table-cell>
          <table:table-cell office:value-type="float" office:value="40.2584933333333" calcext:value-type="float">
            <text:p>40.258</text:p>
          </table:table-cell>
          <table:table-cell office:value-type="float" office:value="0.161495304231697" calcext:value-type="float">
            <text:p>0.161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583" calcext:value-type="float">
            <text:p>60.583</text:p>
          </table:table-cell>
          <table:table-cell office:value-type="float" office:value="59.9464566666667" calcext:value-type="float">
            <text:p>59.946</text:p>
          </table:table-cell>
          <table:table-cell office:value-type="float" office:value="0.208805722596122" calcext:value-type="float">
            <text:p>0.209</text:p>
          </table:table-cell>
          <table:table-cell/>
          <table:table-cell table:style-name="ce2" office:value-type="string" calcext:value-type="string">
            <text:p>Alg9</text:p>
          </table:table-cell>
          <table:table-cell table:style-name="ce1" office:value-type="string" calcext:value-type="string">
            <text:p>Generational_PairBasedCrossover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10</text:p>
          </table:table-cell>
          <table:table-cell office:value-type="float" office:value="20.2646" calcext:value-type="float">
            <text:p>20.265</text:p>
          </table:table-cell>
          <table:table-cell office:value-type="float" office:value="20.4596" calcext:value-type="float">
            <text:p>20.460</text:p>
          </table:table-cell>
          <table:table-cell office:value-type="float" office:value="20.27511" calcext:value-type="float">
            <text:p>20.275</text:p>
          </table:table-cell>
          <table:table-cell office:value-type="float" office:value="0.0363020784528924" calcext:value-type="float">
            <text:p>0.036</text:p>
          </table:table-cell>
          <table:table-cell office:value-type="float" office:value="40.0671" calcext:value-type="float">
            <text:p>40.067</text:p>
          </table:table-cell>
          <table:table-cell office:value-type="float" office:value="40.9765" calcext:value-type="float">
            <text:p>40.977</text:p>
          </table:table-cell>
          <table:table-cell office:value-type="float" office:value="40.32778" calcext:value-type="float">
            <text:p>40.328</text:p>
          </table:table-cell>
          <table:table-cell office:value-type="float" office:value="0.197651780327591" calcext:value-type="float">
            <text:p>0.198</text:p>
          </table:table-cell>
          <table:table-cell office:value-type="float" office:value="59.8072" calcext:value-type="float">
            <text:p>59.807</text:p>
          </table:table-cell>
          <table:table-cell office:value-type="float" office:value="61.7895" calcext:value-type="float">
            <text:p>61.790</text:p>
          </table:table-cell>
          <table:table-cell office:value-type="float" office:value="60.4611933333333" calcext:value-type="float">
            <text:p>60.461</text:p>
          </table:table-cell>
          <table:table-cell office:value-type="float" office:value="0.438256536694611" calcext:value-type="float">
            <text:p>0.438</text:p>
          </table:table-cell>
          <table:table-cell/>
          <table:table-cell table:style-name="ce2" office:value-type="string" calcext:value-type="string">
            <text:p>Alg10</text:p>
          </table:table-cell>
          <table:table-cell table:style-name="ce1" office:value-type="string" calcext:value-type="string">
            <text:p>Generational_Uniform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11</text:p>
          </table:table-cell>
          <table:table-cell table:number-columns-repeated="2" office:value-type="float" office:value="20.2646" calcext:value-type="float">
            <text:p>20.265</text:p>
          </table:table-cell>
          <table:table-cell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3353" calcext:value-type="float">
            <text:p>40.335</text:p>
          </table:table-cell>
          <table:table-cell office:value-type="float" office:value="40.09557" calcext:value-type="float">
            <text:p>40.096</text:p>
          </table:table-cell>
          <table:table-cell office:value-type="float" office:value="0.0790157458991541" calcext:value-type="float">
            <text:p>0.079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4706" calcext:value-type="float">
            <text:p>60.471</text:p>
          </table:table-cell>
          <table:table-cell office:value-type="float" office:value="59.9484433333333" calcext:value-type="float">
            <text:p>59.948</text:p>
          </table:table-cell>
          <table:table-cell office:value-type="float" office:value="0.175958852544817" calcext:value-type="float">
            <text:p>0.176</text:p>
          </table:table-cell>
          <table:table-cell/>
          <table:table-cell table:style-name="ce2" office:value-type="string" calcext:value-type="string">
            <text:p>Alg11</text:p>
          </table:table-cell>
          <table:table-cell table:style-name="ce1" office:value-type="string" calcext:value-type="string">
            <text:p>RMDDC_PairBasedCrossover_20Days_0.5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12</text:p>
          </table:table-cell>
          <table:table-cell table:number-columns-repeated="2" office:value-type="float" office:value="20.2646" calcext:value-type="float">
            <text:p>20.265</text:p>
          </table:table-cell>
          <table:table-cell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392" calcext:value-type="float">
            <text:p>40.392</text:p>
          </table:table-cell>
          <table:table-cell office:value-type="float" office:value="40.1546633333333" calcext:value-type="float">
            <text:p>40.155</text:p>
          </table:table-cell>
          <table:table-cell office:value-type="float" office:value="0.130773864573757" calcext:value-type="float">
            <text:p>0.131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5434" calcext:value-type="float">
            <text:p>60.543</text:p>
          </table:table-cell>
          <table:table-cell office:value-type="float" office:value="60.0872466666667" calcext:value-type="float">
            <text:p>60.087</text:p>
          </table:table-cell>
          <table:table-cell office:value-type="float" office:value="0.215744926140931" calcext:value-type="float">
            <text:p>0.216</text:p>
          </table:table-cell>
          <table:table-cell/>
          <table:table-cell table:style-name="ce2" office:value-type="string" calcext:value-type="string">
            <text:p>Alg12</text:p>
          </table:table-cell>
          <table:table-cell table:style-name="ce1" office:value-type="string" calcext:value-type="string">
            <text:p>RMDDC_Uniform_20Days_0.5_all</text:p>
          </table:table-cell>
          <table:table-cell table:number-columns-repeated="33"/>
        </table:table-row>
        <table:table-row table:style-name="ro1">
          <table:table-cell table:style-name="Default" table:number-columns-repeated="13"/>
          <table:table-cell table:number-columns-repeated="36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20Days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40Days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60Days</text:p>
          </table:table-cell>
          <table:covered-table-cell table:number-columns-repeated="3" table:style-name="ce2"/>
          <table:table-cell table:number-columns-repeated="36"/>
        </table:table-row>
        <table:table-row table:style-name="ro1">
          <table:table-cell table:style-name="ce1"/>
          <table:table-cell table:style-name="ce2" office:value-type="string" calcext:value-type="string">
            <text:p>$\uparrow$</text:p>
          </table:table-cell>
          <table:table-cell table:style-name="ce2" office:value-type="string" calcext:value-type="string">
            <text:p>$\downarrow$</text:p>
          </table:table-cell>
          <table:table-cell table:style-name="ce2" office:value-type="string" calcext:value-type="string">
            <text:p>$\leftarrow$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$\uparrow$</text:p>
          </table:table-cell>
          <table:table-cell table:style-name="ce2" office:value-type="string" calcext:value-type="string">
            <text:p>$\downarrow$</text:p>
          </table:table-cell>
          <table:table-cell table:style-name="ce2" office:value-type="string" calcext:value-type="string">
            <text:p>$\leftarrow$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$\uparrow$</text:p>
          </table:table-cell>
          <table:table-cell table:style-name="ce2" office:value-type="string" calcext:value-type="string">
            <text:p>$\downarrow$</text:p>
          </table:table-cell>
          <table:table-cell table:style-name="ce2" office:value-type="string" calcext:value-type="string">
            <text:p>$\leftarrow$</text:p>
          </table:table-cell>
          <table:table-cell table:style-name="ce2" office:value-type="string" calcext:value-type="string">
            <text:p>Scor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B21]-[.C21]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21]-[.G21]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J21]-[.K21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B22]-[.C22]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F22]-[.G22]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J22]-[.K22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[.B23]-[.C23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23]-[.G23]" office:value-type="float" office:value="-9" calcext:value-type="float">
            <text:p>-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J23]-[.K23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B24]-[.C24]" office:value-type="float" office:value="-7" calcext:value-type="float">
            <text:p>-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F24]-[.G24]" office:value-type="float" office:value="-4" calcext:value-type="float">
            <text:p>-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J24]-[.K24]" office:value-type="float" office:value="-5" calcext:value-type="float">
            <text:p>-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B25]-[.C25]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F25]-[.G25]" office:value-type="float" office:value="-1" calcext:value-type="float">
            <text:p>-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J25]-[.K25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B26]-[.C26]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F26]-[.G26]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J26]-[.K26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B27]-[.C27]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F27]-[.G27]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J27]-[.K27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B28]-[.C28]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F28]-[.G28]" office:value-type="float" office:value="-3" calcext:value-type="float">
            <text:p>-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J28]-[.K28]" office:value-type="float" office:value="-10" calcext:value-type="float">
            <text:p>-1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B29]-[.C29]" office:value-type="float" office:value="-8" calcext:value-type="float">
            <text:p>-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F29]-[.G29]" office:value-type="float" office:value="-3" calcext:value-type="float">
            <text:p>-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J29]-[.K29]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B30]-[.C30]" office:value-type="float" office:value="-6" calcext:value-type="float">
            <text:p>-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F30]-[.G30]" office:value-type="float" office:value="-7" calcext:value-type="float">
            <text:p>-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J30]-[.K30]" office:value-type="float" office:value="-10" calcext:value-type="float">
            <text:p>-1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B31]-[.C31]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F31]-[.G31]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J31]-[.K31]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B32]-[.C32]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F32]-[.G32]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J32]-[.K32]" office:value-type="float" office:value="-4" calcext:value-type="float">
            <text:p>-4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4:00:22.005380487</meta:creation-date>
    <dc:date>2019-01-09T14:25:33.842906626</dc:date>
    <meta:editing-duration>PT25M8S</meta:editing-duration>
    <meta:editing-cycles>11</meta:editing-cycles>
    <meta:generator>LibreOffice/6.0.4.2$Linux_X86_64 LibreOffice_project/00m0$Build-2</meta:generator>
    <meta:document-statistic meta:table-count="1" meta:cell-count="366" meta:object-count="0"/>
  </office:meta>
</office:document-meta>
</file>